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0402in" style:contextual-spacing="false"/>
      <style:text-properties officeooo:paragraph-rsid="0017b06a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top="0in" fo:margin-bottom="0.0598in" style:contextual-spacing="false"/>
      <style:text-properties style:font-name="Liberation Mono"/>
    </style:style>
    <style:style style:name="P6" style:family="paragraph" style:parent-style-name="Text_20_body" style:master-page-name="">
      <loext:graphic-properties draw:fill="none"/>
      <style:paragraph-properties fo:margin-left="1.2402in" fo:margin-right="0in" fo:margin-top="0in" fo:margin-bottom="0.0402in" style:contextual-spacing="false" fo:line-height="115%" fo:text-indent="0in" style:auto-text-indent="false" style:page-number="auto" fo:background-color="transparent"/>
      <style:text-properties officeooo:paragraph-rsid="0017b06a"/>
    </style:style>
    <style:style style:name="P7" style:family="paragraph" style:parent-style-name="Heading_20_1">
      <style:paragraph-properties fo:break-before="page"/>
      <style:text-properties officeooo:paragraph-rsid="0017b06a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.0402in" style:contextual-spacing="false"/>
      <style:text-properties officeooo:paragraph-rsid="0017b06a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6f0b"/>
    </style:style>
    <style:style style:name="T6" style:family="text">
      <style:text-properties officeooo:rsid="0019c91e"/>
    </style:style>
    <style:style style:name="T7" style:family="text">
      <style:text-properties officeooo:rsid="001a2ab8"/>
    </style:style>
    <style:style style:name="T8" style:family="text">
      <style:text-properties officeooo:rsid="001bf7a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590. Make Sum Divisible by P</text:h>
      <text:p text:style-name="P4">Given an array of positive integers <text:span text:style-name="Source_20_Text"><text:span text:style-name="T1">nums</text:span></text:span>, remove the <text:span text:style-name="Strong_20_Emphasis"><text:span text:style-name="T2">smallest</text:span></text:span> subarray (possibly <text:span text:style-name="Strong_20_Emphasis"><text:span text:style-name="T2">empty</text:span></text:span>) such that the <text:span text:style-name="Strong_20_Emphasis"><text:span text:style-name="T2">sum</text:span></text:span> of the remaining elements is divisible by <text:span text:style-name="Source_20_Text"><text:span text:style-name="T1">p</text:span></text:span>. It is <text:span text:style-name="Strong_20_Emphasis"><text:span text:style-name="T2">not</text:span></text:span> allowed to remove the whole array.</text:p>
      <text:p text:style-name="P4">Return <text:span text:style-name="Emphasis"><text:span text:style-name="T2">the length of the smallest subarray that you need to remove, or </text:span></text:span><text:span text:style-name="Source_20_Text"><text:span text:style-name="T1">-1</text:span></text:span><text:span text:style-name="Emphasis"><text:span text:style-name="T2"> if it's impossible</text:span></text:span>.</text:p>
      <text:p text:style-name="P4">A <text:span text:style-name="Strong_20_Emphasis"><text:span text:style-name="T2">subarray</text:span></text:span> is defined as a contiguous block of elements in the array.</text:p>
      <text:p text:style-name="P4"> </text:p>
      <text:p text:style-name="P4"><text:span text:style-name="Strong_20_Emphasis"><text:span text:style-name="T2">Example 1:</text:span></text:span></text:p>
      <text:p text:style-name="P3"><text:span text:style-name="Strong_20_Emphasis"><text:span text:style-name="T2">Input:</text:span></text:span> nums = [3,1,4,2], p = 6</text:p>
      <text:p text:style-name="P3"><text:span text:style-name="Strong_20_Emphasis"><text:span text:style-name="T2">Output:</text:span></text:span> 1</text:p>
      <text:p text:style-name="P2"><text:span text:style-name="Strong_20_Emphasis"><text:span text:style-name="T2">Explanation:</text:span></text:span> The sum of the elements in nums is 10, which is not divisible by 6. We can remove the subarray [4], and the sum of the remaining elements is 6, which is divisible by 6.</text:p>
      <text:p text:style-name="P4"><text:span text:style-name="Strong_20_Emphasis"><text:span text:style-name="T2">Example 2:</text:span></text:span></text:p>
      <text:p text:style-name="P3"><text:span text:style-name="Strong_20_Emphasis"><text:span text:style-name="T2">Input:</text:span></text:span> nums = [6,3,5,2], p = 9</text:p>
      <text:p text:style-name="P3"><text:span text:style-name="Strong_20_Emphasis"><text:span text:style-name="T2">Output:</text:span></text:span> 2</text:p>
      <text:p text:style-name="P2"><text:span text:style-name="Strong_20_Emphasis"><text:span text:style-name="T2">Explanation:</text:span></text:span> We cannot remove a single element to get a sum divisible by 9. The best way is to remove the subarray [5,2], leaving us with [6,3] with sum 9.</text:p>
      <text:p text:style-name="P4"><text:span text:style-name="Strong_20_Emphasis"><text:span text:style-name="T2">Example 3:</text:span></text:span></text:p>
      <text:p text:style-name="P3"><text:span text:style-name="Strong_20_Emphasis"><text:span text:style-name="T2">Input:</text:span></text:span> nums = [1,2,3], p = 3</text:p>
      <text:p text:style-name="P3"><text:span text:style-name="Strong_20_Emphasis"><text:span text:style-name="T2">Output:</text:span></text:span> 0</text:p>
      <text:p text:style-name="P2"><text:span text:style-name="Strong_20_Emphasis"><text:span text:style-name="T2">Explanation:</text:span></text:span> Here the sum is 6. which is already divisible by 3. Thus we do not need to remove anything.</text:p>
      <text:p text:style-name="P4"> </text:p>
      <text:p text:style-name="P4"><text:span text:style-name="Strong_20_Emphasis"><text:span text:style-name="T2">Constraints:</text:span></text:span></text:p>
      <text:list text:style-name="L1">
        <text:list-item>
          <text:p text:style-name="P8"><text:span text:style-name="Source_20_Text"><text:span text:style-name="T1">1 &lt;= nums.length &lt;= 10</text:span></text:span><text:span text:style-name="Source_20_Text"><text:span text:style-name="T3">5</text:span></text:span></text:p>
        </text:list-item>
        <text:list-item>
          <text:p text:style-name="P8"><text:span text:style-name="Source_20_Text"><text:span text:style-name="T1">1 &lt;= nums[i] &lt;= 10</text:span></text:span><text:span text:style-name="Source_20_Text"><text:span text:style-name="T3">9</text:span></text:span></text:p>
        </text:list-item>
        <text:list-item>
          <text:p text:style-name="P9"><text:span text:style-name="Source_20_Text"><text:span text:style-name="T1">1 &lt;= p &lt;= 10</text:span></text:span><text:span text:style-name="Source_20_Text"><text:span text:style-name="T3">9</text:span></text:span></text:p>
        </text:list-item>
      </text:list>
      <text:p text:style-name="Text_20_body"/>
      <text:h text:style-name="P7" text:outline-level="1">1590. Make Sum Divisible by P</text:h>
      <text:p text:style-name="P5">/*</text:p>
      <text:p text:style-name="P5"><text:s text:c="4"/><text:span text:style-name="T4">Brute force</text:span></text:p>
      <text:p text:style-name="P5"><text:s text:c="4"/>Time complexity: O(n+n^2) = O(n^2)</text:p>
      <text:p text:style-name="P5"><text:s text:c="4"/>Space complexity: O(1)</text:p>
      <text:p text:style-name="P5">*/</text:p>
      <text:p text:style-name="P5">class Solution{</text:p>
      <text:p text:style-name="P5"><text:s text:c="4"/>public:</text:p>
      <text:p text:style-name="P5"><text:s text:c="8"/>int minSubarray(vector&lt;int&gt;&amp; nums, int p){</text:p>
      <text:p text:style-name="P5"><text:s text:c="12"/>int n=nums.size();</text:p>
      <text:p text:style-name="P5"><text:s text:c="12"/><text:span text:style-name="T7">int r</text:span>=0;</text:p>
      <text:p text:style-name="P5"><text:s text:c="12"/>for(auto&amp; e: nums) <text:span text:style-name="T7">r</text:span>=(<text:span text:style-name="T7">r</text:span>+e)%p;</text:p>
      <text:p text:style-name="P5"/>
      <text:p text:style-name="P5"><text:s text:c="12"/>if(<text:span text:style-name="T7">r</text:span>==0) return 0;</text:p>
      <text:p text:style-name="P5"/>
      <text:p text:style-name="P5"><text:s text:c="12"/>int ans=INT_MAX;</text:p>
      <text:p text:style-name="P5"><text:s text:c="12"/>for(int i=0;i&lt;n;++i){</text:p>
      <text:p text:style-name="P5"><text:s text:c="16"/>long long sum=0;</text:p>
      <text:p text:style-name="P5"><text:s text:c="16"/>for(int j=i;j&lt;n;++j){</text:p>
      <text:p text:style-name="P5"><text:s text:c="20"/>sum+=nums[j];</text:p>
      <text:p text:style-name="P5"><text:s text:c="20"/>if((sum-r)%p==0) ans=std::min(ans,j-i+1);</text:p>
      <text:p text:style-name="P5"><text:s text:c="16"/>}</text:p>
      <text:p text:style-name="P5"><text:s text:c="12"/>}</text:p>
      <text:p text:style-name="P5"><text:s text:c="12"/>if(ans==n) return -1;</text:p>
      <text:p text:style-name="P5"><text:s text:c="12"/>return ans==INT_MAX?-1:ans;</text:p>
      <text:p text:style-name="P5"><text:s text:c="8"/>}</text:p>
      <text:p text:style-name="P5">};</text:p>
      <text:h text:style-name="P7" text:outline-level="1">1590. Make Sum Divisible by P</text:h>
      <text:p text:style-name="P1">/*</text:p>
      <text:p text:style-name="P1"><text:s text:c="4"/><text:span text:style-name="T4">Prefix sums+hash map</text:span></text:p>
      <text:p text:style-name="P1"><text:s text:c="4"/>Time complexity: O(n)</text:p>
      <text:p text:style-name="P1"><text:s text:c="4"/>Space complexity: O(n)</text:p>
      <text:p text:style-name="P1">*/</text:p>
      <text:p text:style-name="P1">class Solution{</text:p>
      <text:p text:style-name="P1"><text:s text:c="4"/>public:</text:p>
      <text:p text:style-name="P1"><text:s text:c="8"/>int minSubarray(vector&lt;int&gt;&amp; nums, int p){</text:p>
      <text:p text:style-name="P1"><text:s text:c="12"/>int n=nums.size();</text:p>
      <text:p text:style-name="P1"><text:s text:c="12"/>int r=0;</text:p>
      <text:p text:style-name="P1"><text:s text:c="12"/>for(auto&amp; e: nums) r=(r+e)%p;</text:p>
      <text:p text:style-name="P1"/>
      <text:p text:style-name="P1"><text:s text:c="12"/>if(r==0) return 0;</text:p>
      <text:p text:style-name="P1"/>
      <text:p text:style-name="P1"><text:s text:c="12"/>std::unordered_map&lt;int, int&gt; prefix_indexes;</text:p>
      <text:p text:style-name="P1"><text:s text:c="12"/>prefix_indexes[0]=-1; </text:p>
      <text:p text:style-name="P1"><text:s text:c="12"/>long prefix_sum=0;</text:p>
      <text:p text:style-name="P1"><text:s text:c="12"/>int ans=INT_MAX;</text:p>
      <text:p text:style-name="P1"/>
      <text:p text:style-name="P1"><text:s text:c="12"/>for (int i=0;i&lt;n;++i) {</text:p>
      <text:p text:style-name="P1"><text:s text:c="16"/>prefix_sum=(prefix_sum+nums[i])%p;</text:p>
      <text:p text:style-name="P1"><text:s text:c="16"/>int <text:span text:style-name="T8">test</text:span>=(((prefix_sum-r)%p)+p)%p; // (prefix_sum-r)%p;</text:p>
      <text:p text:style-name="P1"><text:s text:c="16"/>if(prefix_indexes.find(<text:span text:style-name="T8">test</text:span>)!=prefix_indexes.end()) ans=std::min(ans,i-prefix_indexes[<text:span text:style-name="T8">test</text:span>]);</text:p>
      <text:p text:style-name="P1"><text:s text:c="16"/>prefix_indexes[prefix_sum]=i;</text:p>
      <text:p text:style-name="P1"><text:s text:c="12"/>}</text:p>
      <text:p text:style-name="P1"/>
      <text:p text:style-name="P1"><text:s text:c="12"/>if(ans==n) return -1;</text:p>
      <text:p text:style-name="P1"><text:s text:c="12"/>return ans==INT_MAX?-1: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9:16:59.895450148</meta:creation-date>
    <dc:date>2024-10-03T22:35:02.901033594</dc:date>
    <meta:editing-duration>PT18M37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3" meta:paragraph-count="75" meta:word-count="331" meta:character-count="2552" meta:non-whitespace-character-count="1825"/>
  </office:meta>
</office:document-meta>
</file>